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24-01-08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23-02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22-01-03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21-03-02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20-01-27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19-02-1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18-01-23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17-02-08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16-01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15-01-06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14-09-16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949</text:p>
          </table:table-cell>
          <table:table-cell office:value-type="string" calcext:value-type="string">
            <text:p>ADVM-046</text:p>
          </table:table-cell>
          <table:table-cell office:value-type="string" calcext:value-type="string">
            <text:p>2014-05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